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Forma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Forma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Format.format( java . lang . String var0 , java . lang . Object [ ]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Format.setLocale( java . util . Loca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Format.format( java . lang . Object var0 , java . lang . StringBuffer var1 , java . text . FieldPosition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Format.format( java . lang . Object [ ] var0 , java . lang . StringBuffer var1 , java . text . FieldPosition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Format.MessageFormat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Format.parse( java . lang . String var0 , java . text . ParsePositio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Format.parseObject( java . lang . String var0 , java . text . ParsePositio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Format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Format.setFormat( int var0 , java . text . Forma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Format.getForm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Format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Format.applyPatter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Format.pars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Format.to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Format.setFormats( java . text . Format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